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color="#000000" fo:font-size="16pt" style:font-size-asian="16pt" style:font-size-complex="16pt"/>
    </style:style>
    <style:style style:name="P2" style:family="paragraph" style:parent-style-name="Standard">
      <style:text-properties fo:color="#000000" fo:font-weight="bold" officeooo:rsid="00177083" officeooo:paragraph-rsid="00177083" style:font-weight-asian="bold" style:font-weight-complex="bold"/>
    </style:style>
    <style:style style:name="P3" style:family="paragraph" style:parent-style-name="Standard">
      <style:text-properties fo:color="#000000" fo:font-weight="bold" officeooo:rsid="001c3b25" officeooo:paragraph-rsid="001c3b25" style:font-weight-asian="bold" style:font-weight-complex="bold"/>
    </style:style>
    <style:style style:name="P4" style:family="paragraph" style:parent-style-name="Standard">
      <style:text-properties fo:color="#000000" fo:font-weight="bold" officeooo:rsid="001ca207" officeooo:paragraph-rsid="001ca207" style:font-weight-asian="bold" style:font-weight-complex="bold"/>
    </style:style>
    <style:style style:name="P5" style:family="paragraph" style:parent-style-name="Standard">
      <style:text-properties fo:color="#000000" fo:font-weight="bold" officeooo:rsid="001eb258" officeooo:paragraph-rsid="001eb258" style:font-weight-asian="bold" style:font-weight-complex="bold"/>
    </style:style>
    <style:style style:name="P6" style:family="paragraph" style:parent-style-name="Standard">
      <style:text-properties fo:color="#000000" fo:font-weight="normal" officeooo:rsid="0013ecd4" officeooo:paragraph-rsid="0013ecd4" style:font-weight-asian="normal" style:font-weight-complex="normal"/>
    </style:style>
    <style:style style:name="P7" style:family="paragraph" style:parent-style-name="Standard">
      <style:text-properties fo:color="#000000" fo:font-weight="normal" officeooo:rsid="00151c4a" officeooo:paragraph-rsid="00151c4a" style:font-weight-asian="normal" style:font-weight-complex="normal"/>
    </style:style>
    <style:style style:name="P8" style:family="paragraph" style:parent-style-name="Standard">
      <style:text-properties fo:color="#000000" fo:font-weight="normal" officeooo:rsid="0015a737" officeooo:paragraph-rsid="0015a737" style:font-weight-asian="normal" style:font-weight-complex="normal"/>
    </style:style>
    <style:style style:name="P9" style:family="paragraph" style:parent-style-name="Standard">
      <style:text-properties fo:color="#000000" fo:font-weight="normal" officeooo:rsid="00177083" officeooo:paragraph-rsid="00177083" style:font-weight-asian="normal" style:font-weight-complex="normal"/>
    </style:style>
    <style:style style:name="P10" style:family="paragraph" style:parent-style-name="Standard" style:list-style-name="L3">
      <style:text-properties fo:color="#000000" fo:font-weight="normal" officeooo:rsid="00177083" officeooo:paragraph-rsid="00177083" style:font-weight-asian="normal" style:font-weight-complex="normal"/>
    </style:style>
    <style:style style:name="P11" style:family="paragraph" style:parent-style-name="Standard">
      <style:text-properties fo:color="#000000" fo:font-weight="normal" officeooo:rsid="00194d22" officeooo:paragraph-rsid="00194d22" style:font-weight-asian="normal" style:font-weight-complex="normal"/>
    </style:style>
    <style:style style:name="P12" style:family="paragraph" style:parent-style-name="Standard">
      <style:text-properties fo:color="#000000" fo:font-weight="normal" officeooo:rsid="001ad48f" officeooo:paragraph-rsid="001ad48f" style:font-weight-asian="normal" style:font-weight-complex="normal"/>
    </style:style>
    <style:style style:name="P13" style:family="paragraph" style:parent-style-name="Standard">
      <style:text-properties fo:color="#000000" fo:font-weight="normal" officeooo:rsid="001c3b25" officeooo:paragraph-rsid="001c3b25" style:font-weight-asian="normal" style:font-weight-complex="normal"/>
    </style:style>
    <style:style style:name="P14" style:family="paragraph" style:parent-style-name="Standard">
      <style:text-properties fo:color="#000000" fo:font-weight="normal" officeooo:rsid="001ca207" officeooo:paragraph-rsid="001ca207" style:font-weight-asian="normal" style:font-weight-complex="normal"/>
    </style:style>
    <style:style style:name="P15" style:family="paragraph" style:parent-style-name="Standard">
      <style:text-properties fo:color="#000000" fo:font-weight="normal" officeooo:rsid="001d8bb2" officeooo:paragraph-rsid="001d8bb2" style:font-weight-asian="normal" style:font-weight-complex="normal"/>
    </style:style>
    <style:style style:name="P16" style:family="paragraph" style:parent-style-name="Standard">
      <style:text-properties fo:color="#000000" fo:font-weight="normal" officeooo:rsid="001eb258" officeooo:paragraph-rsid="001eb258" style:font-weight-asian="normal" style:font-weight-complex="normal"/>
    </style:style>
    <style:style style:name="P17" style:family="paragraph" style:parent-style-name="Standard">
      <style:text-properties fo:color="#000000" fo:font-style="normal" fo:font-weight="normal" officeooo:rsid="001ef186" officeooo:paragraph-rsid="001ef186" style:font-style-asian="normal" style:font-weight-asian="normal" style:font-style-complex="normal" style:font-weight-complex="normal"/>
    </style:style>
    <style:style style:name="P18" style:family="paragraph" style:parent-style-name="Standard">
      <style:text-properties fo:color="#000000" fo:font-style="normal" fo:font-weight="normal" officeooo:rsid="00200d4c" officeooo:paragraph-rsid="00200d4c" style:font-style-asian="normal" style:font-weight-asian="normal" style:font-style-complex="normal" style:font-weight-complex="normal"/>
    </style:style>
    <style:style style:name="P19" style:family="paragraph" style:parent-style-name="Standard">
      <style:text-properties fo:color="#000000" fo:font-style="normal" fo:font-weight="bold" officeooo:rsid="001ef186" officeooo:paragraph-rsid="001ef186" style:font-style-asian="normal" style:font-weight-asian="bold" style:font-style-complex="normal" style:font-weight-complex="bold"/>
    </style:style>
    <style:style style:name="P20" style:family="paragraph" style:parent-style-name="Standard">
      <style:text-properties fo:color="#000000" fo:font-style="normal" fo:font-weight="bold" officeooo:rsid="00200d4c" officeooo:paragraph-rsid="00200d4c" style:font-style-asian="normal" style:font-weight-asian="bold" style:font-style-complex="normal" style:font-weight-complex="bold"/>
    </style:style>
    <style:style style:name="P21" style:family="paragraph" style:parent-style-name="Standard">
      <style:text-properties officeooo:rsid="0010c9d8" officeooo:paragraph-rsid="0010c9d8"/>
    </style:style>
    <style:style style:name="P22" style:family="paragraph" style:parent-style-name="Standard">
      <style:text-properties officeooo:rsid="00129e5a" officeooo:paragraph-rsid="00129e5a"/>
    </style:style>
    <style:style style:name="P23" style:family="paragraph" style:parent-style-name="Standard">
      <style:text-properties fo:font-weight="normal" officeooo:rsid="00129e5a" officeooo:paragraph-rsid="00129e5a" style:font-weight-asian="normal" style:font-weight-complex="normal"/>
    </style:style>
    <style:style style:name="P24" style:family="paragraph" style:parent-style-name="Standard">
      <style:text-properties fo:font-weight="bold" officeooo:rsid="00129e5a" officeooo:paragraph-rsid="00129e5a" style:font-weight-asian="bold" style:font-weight-complex="bold"/>
    </style:style>
    <style:style style:name="P25" style:family="paragraph" style:parent-style-name="Standard">
      <style:text-properties fo:color="#f04e4d" fo:font-weight="bold" officeooo:rsid="0013ecd4" officeooo:paragraph-rsid="0013ecd4" style:font-weight-asian="bold" style:font-weight-complex="bold"/>
    </style:style>
    <style:style style:name="P26" style:family="paragraph" style:parent-style-name="Standard">
      <style:text-properties fo:color="#00a65d" fo:font-weight="bold" officeooo:rsid="001518de" officeooo:paragraph-rsid="001518de" style:font-weight-asian="bold" style:font-weight-complex="bold"/>
    </style:style>
    <style:style style:name="P27" style:family="paragraph" style:parent-style-name="Standard" style:list-style-name="L1">
      <style:text-properties officeooo:paragraph-rsid="00151c4a"/>
    </style:style>
    <style:style style:name="P28" style:family="paragraph" style:parent-style-name="Standard" style:list-style-name="L1">
      <style:text-properties officeooo:rsid="00151c4a" officeooo:paragraph-rsid="00151c4a"/>
    </style:style>
    <style:style style:name="P29" style:family="paragraph" style:parent-style-name="Standard">
      <style:text-properties officeooo:rsid="00151c4a" officeooo:paragraph-rsid="00151c4a"/>
    </style:style>
    <style:style style:name="P30" style:family="paragraph" style:parent-style-name="Standard" style:list-style-name="L2">
      <style:text-properties officeooo:rsid="00151c4a" officeooo:paragraph-rsid="00151c4a"/>
    </style:style>
    <style:style style:name="P31" style:family="paragraph" style:parent-style-name="Standard">
      <style:text-properties fo:color="#a3238e" fo:font-weight="bold" officeooo:rsid="00177083" officeooo:paragraph-rsid="00177083" style:font-weight-asian="bold" style:font-weight-complex="bold"/>
    </style:style>
    <style:style style:name="P32" style:family="paragraph" style:parent-style-name="Standard">
      <style:text-properties fo:color="#faa61a" fo:font-weight="bold" officeooo:rsid="00194d22" officeooo:paragraph-rsid="00194d22" style:font-weight-asian="bold" style:font-weight-complex="bold"/>
    </style:style>
    <style:style style:name="P33" style:family="paragraph" style:parent-style-name="Standard">
      <style:text-properties fo:color="#89c765" fo:font-style="italic" fo:font-weight="bold" officeooo:rsid="001eb258" officeooo:paragraph-rsid="001eb258" style:font-style-asian="italic" style:font-weight-asian="bold" style:font-style-complex="italic" style:font-weight-complex="bold"/>
    </style:style>
    <style:style style:name="P34" style:family="paragraph" style:parent-style-name="Standard" style:master-page-name="Standard">
      <style:paragraph-properties style:page-number="auto"/>
    </style:style>
    <style:style style:name="T1" style:family="text">
      <style:text-properties fo:color="#70ad47" fo:font-size="16pt" fo:font-weight="bold" style:font-size-asian="16pt" style:font-weight-asian="bold" style:font-size-complex="16pt"/>
    </style:style>
    <style:style style:name="T2" style:family="text">
      <style:text-properties fo:font-size="16pt" fo:font-weight="bold" style:font-size-asian="16pt" style:font-weight-asian="bold" style:font-size-complex="16pt"/>
    </style:style>
    <style:style style:name="T3" style:family="text">
      <style:text-properties fo:font-size="16pt" fo:font-weight="bold" style:font-size-asian="16pt" style:font-weight-asian="bold" style:font-size-complex="16pt" style:font-weight-complex="bold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size="16pt" officeooo:rsid="001ad48f" style:font-size-asian="16pt" style:font-size-complex="16pt"/>
    </style:style>
    <style:style style:name="T6" style:family="text">
      <style:text-properties fo:font-size="16pt" officeooo:rsid="001c3b25" style:font-size-asian="16pt" style:font-size-complex="16pt"/>
    </style:style>
    <style:style style:name="T7" style:family="text">
      <style:text-properties fo:font-size="16pt" fo:font-weight="normal" style:font-size-asian="16pt" style:font-weight-asian="normal" style:font-size-complex="16pt" style:font-weight-complex="normal"/>
    </style:style>
    <style:style style:name="T8" style:family="text">
      <style:text-properties fo:color="#1f4e79" fo:font-size="16pt" fo:font-style="italic" style:font-size-asian="16pt" style:font-style-asian="italic" style:font-size-complex="16pt"/>
    </style:style>
    <style:style style:name="T9" style:family="text">
      <style:text-properties fo:color="#000000" fo:font-size="16pt" fo:font-weight="bold" style:font-size-asian="16pt" style:font-weight-asian="bold" style:font-size-complex="16pt"/>
    </style:style>
    <style:style style:name="T10" style:family="text">
      <style:text-properties fo:color="#000000" fo:font-size="16pt" style:font-size-asian="16pt" style:font-size-complex="16pt"/>
    </style:style>
    <style:style style:name="T11" style:family="text">
      <style:text-properties fo:color="#000000" fo:font-size="16pt" fo:font-weight="normal" style:font-size-asian="16pt" style:font-weight-asian="normal" style:font-size-complex="16pt" style:font-weight-complex="normal"/>
    </style:style>
    <style:style style:name="T12" style:family="text">
      <style:text-properties fo:color="#000000" fo:font-size="16pt" fo:font-weight="normal" officeooo:rsid="00151c4a" style:font-size-asian="16pt" style:font-weight-asian="normal" style:font-size-complex="16pt" style:font-weight-complex="normal"/>
    </style:style>
    <style:style style:name="T13" style:family="text">
      <style:text-properties fo:color="#44546a" fo:font-size="16pt" fo:font-weight="bold" style:font-size-asian="16pt" style:font-weight-asian="bold" style:font-size-complex="16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><text:span text:style-name="T1">Resumo Banco de dados 06/08/2020</text:span></text:p>
      <text:p text:style-name="Standard"><text:span text:style-name="T2">Arquitetura cliente servidor</text:span></text:p>
      <text:p text:style-name="Standard"><text:span text:style-name="T2">Cliente:</text:span><text:span text:style-name="T4"> Faz requisições ao servidor. Enxergar parte do sistema</text:span></text:p>
      <text:p text:style-name="Standard"><text:span text:style-name="T2">Servidor</text:span><text:span text:style-name="T4">: É o que envia as requisições ao cliente. Tem uma visão mais completa do sistema.</text:span></text:p>
      <text:p text:style-name="Standard"><text:span text:style-name="T8">Essa noção de cliente servidor pode mudar de acordo com o contexto. Por exemplo: em um contexto de um usuário navegando por uma página na web o usuário é o cliente e a pagina seria o servidor, porém nesse mesmo contexto olhando para o servidor onde o site está hospedado e o banco de dados ai o servidor passa a ser o cliente (pois faz requisições ao banco) e o banco passa a ser o servidor</text:span><text:span text:style-name="T4">.</text:span></text:p>
      <text:p text:style-name="Standard"><text:span text:style-name="T2">Dado</text:span><text:span text:style-name="T4">: São fatos que podem ser armazenados</text:span></text:p>
      <text:p text:style-name="Standard"><text:span text:style-name="T2">Informação:</text:span><text:span text:style-name="T4"> Conjunto de dados com algum significado</text:span></text:p>
      <text:p text:style-name="Standard"><text:span text:style-name="T2">Conhecimento:</text:span><text:span text:style-name="T4"> É a informação processada e transformada em experiência.</text:span></text:p>
      <text:p text:style-name="Standard"><text:span text:style-name="T2">Banco de dados</text:span><text:span text:style-name="T4">: Coleção de dados inter-relacionados. Representa o mundo real.</text:span></text:p>
      <text:p text:style-name="Standard"><text:span text:style-name="T2">Porque usar um sgbd?</text:span><text:span text:style-name="T4"> Segurança, performance, organização, vários acessos ao mesmo tempo.</text:span></text:p>
      <text:p text:style-name="Standard"><text:span text:style-name="T2">O que é um SGBD?</text:span></text:p>
      <text:p text:style-name="Standard"><text:span text:style-name="T4">Formado por uma coleção de dados inter-relacionados e por uma coleção de programas para prover acesso a esses dados.</text:span></text:p>
      <text:p text:style-name="Standard"><text:span text:style-name="T4">O objetivo é prover um ambiente que seja adequado e eficiente para armazenar e recuperar informação. </text:span><text:soft-page-break/><text:span text:style-name="T4">O MYSQL, ORACLE são exemplos de SGBD. No SGBD prove uma separação clara entre programa e dados. Segurança consistência e integridade são outros objetivos importantes que estão presentes no SGBD.</text:span></text:p>
      <text:p text:style-name="Standard"><text:span text:style-name="T2">Vantagens do SGBD</text:span></text:p>
      <text:p text:style-name="Standard"><text:span text:style-name="T8">Independência entre dados e programas</text:span></text:p>
      <text:p text:style-name="Standard"><text:span text:style-name="T8">Implementações especializadas para manipulação de dados</text:span></text:p>
      <text:p text:style-name="Standard"><text:span text:style-name="T8">Controle de acessos</text:span></text:p>
      <text:p text:style-name="Standard"><text:span text:style-name="T8">Encapsulamento de funções procedimentos especializados</text:span></text:p>
      <text:p text:style-name="Standard"><text:span text:style-name="T8">Eficiência no processamento de consultas</text:span></text:p>
      <text:p text:style-name="Standard"><text:span text:style-name="T8">Oferecimento de sistemas de backup e recuperação automática</text:span></text:p>
      <text:p text:style-name="Standard"><text:span text:style-name="T8">Integridade entre dados relacionados</text:span></text:p>
      <text:p text:style-name="Standard"><text:span text:style-name="T8">Garantia de padrões.</text:span></text:p>
      <text:p text:style-name="Standard"><text:span text:style-name="T2">Conceitos de Banco de dados</text:span></text:p>
      <text:p text:style-name="Standard"><text:span text:style-name="T2">Esquema:</text:span><text:span text:style-name="T4"> Descrição estrutural de um banco de dados.</text:span></text:p>
      <text:p text:style-name="Standard"><text:span text:style-name="T2">Instância:</text:span><text:span text:style-name="T4"> são os dados em si armazenados nas tabelas.</text:span></text:p>
      <text:p text:style-name="Standard"><text:span text:style-name="T2">SQL – Structured Query Languange</text:span></text:p>
      <text:p text:style-name="Standard"><text:span text:style-name="T4">Linguagem padrão para manipulação de dados em SGBD.</text:span></text:p>
      <text:p text:style-name="P21"><text:span text:style-name="T4">Existe o padrão ANSI (Versão atual 2016)</text:span></text:p>
      <text:p text:style-name="P21"><text:span text:style-name="T4"/></text:p>
      <text:p text:style-name="P21"><text:span text:style-name="T4"/></text:p>
      <text:p text:style-name="P21"><text:span text:style-name="T4"/></text:p>
      <text:p text:style-name="Standard"><text:soft-page-break/><text:span text:style-name="T9">10/08/2020</text:span></text:p>
      <text:p text:style-name="Standard"><text:span text:style-name="T9">DDL: Data Definition Language</text:span></text:p>
      <text:p text:style-name="Standard"><text:span text:style-name="T10">Utilizada para definição do esquema (estrutura) de um banco</text:span></text:p>
      <text:p text:style-name="Standard"><text:span text:style-name="T9">DML: Data Manipulation Language</text:span></text:p>
      <text:p text:style-name="Standard"><text:span text:style-name="T10">Utilizada para alteração dos dados de um banco de dados (Inclusão, alteração e remoção)</text:span></text:p>
      <text:p text:style-name="Standard"><text:span text:style-name="T9">DQL: Data Querey language</text:span></text:p>
      <text:p text:style-name="Standard"><text:span text:style-name="T10">Linguagem de consulta, utilizada para recuperar informações do banco de dados.</text:span></text:p>
      <text:p text:style-name="Standard"><text:span text:style-name="T9">DCL: Data Control Language</text:span></text:p>
      <text:p text:style-name="Standard"><text:span text:style-name="T10">Linguagem para gerência de usuários e permissões.</text:span></text:p>
      <text:p text:style-name="Standard"><text:span text:style-name="T9">DTL: Data Transaction Language</text:span></text:p>
      <text:p text:style-name="Standard"><text:span text:style-name="T10">Linguagem para controle de transações.</text:span></text:p>
      <text:p text:style-name="Standard"><text:span text:style-name="T10"/></text:p>
      <text:p text:style-name="P22"><text:span text:style-name="T10">Essas divisões são apenas para fins didáticos. Na vida real todas fazem parte da linguagem SQL.</text:span></text:p>
      <text:p text:style-name="Standard"><text:span text:style-name="T9"/></text:p>
      <text:p text:style-name="P24"><text:span text:style-name="T10">SGBD – Arquitetura</text:span></text:p>
      <text:p text:style-name="P24"><text:span text:style-name="T10">Metadados</text:span></text:p>
      <text:p text:style-name="P23"><text:span text:style-name="T10">São dados sobre o esquema, configuração e estado do banco de dados. Exemplo: uma tabela que armazena a quantidade e o tamanho de tabelas do SGBD)</text:span></text:p>
      <text:p text:style-name="P24"><text:span text:style-name="T10">Dicionario de dados</text:span></text:p>
      <text:p text:style-name="P23"><text:span text:style-name="T10">São os metadados que descrevem a estrutura do banco de dados(Tabelas, colunas,relacionamentos, tipo de dados, etc).</text:span></text:p>
      <text:p text:style-name="Standard"><text:soft-page-break/><text:span text:style-name="T9">Propriedade ACID</text:span></text:p>
      <text:p text:style-name="Standard"><text:span text:style-name="T9">Atomic</text:span></text:p>
      <text:p text:style-name="Standard"><text:span text:style-name="T10">As transações (manipulação de dados) devem ser atômicas, ou seja, ou acontece ou não acontece.</text:span></text:p>
      <text:p text:style-name="Standard"><text:span text:style-name="T9">Consistency</text:span></text:p>
      <text:p text:style-name="Standard"><text:span text:style-name="T10">A consistência aqui, está ligado a integridade dos dados. Eu não posso inserir uma informação ou dado que não faça sentido no contexto desse banco de dados.</text:span></text:p>
      <text:p text:style-name="Standard"><text:span text:style-name="T9">Isolation</text:span></text:p>
      <text:p text:style-name="Standard"><text:span text:style-name="T10">As transações devem ocorrer em paralelo sem que ambas entrem em conflito.</text:span></text:p>
      <text:p text:style-name="Standard"><text:span text:style-name="T9">Durability</text:span></text:p>
      <text:p text:style-name="Standard"><text:span text:style-name="T10">Após confirmada uma operação (COMMIT), as alterações feitas podem ser desfeitas apenas por outra transação subsequente.</text:span></text:p>
      <text:p text:style-name="P1"/>
      <text:p text:style-name="Standard"><text:span text:style-name="T9">Modelo de dados</text:span></text:p>
      <text:p text:style-name="Standard"><text:span text:style-name="T13">Modelo conceitual (alto nível)</text:span></text:p>
      <text:p text:style-name="Standard"><text:span text:style-name="T10">Linguagem próxima a como os usuários finais percebem os dados e relacionamentos entre os mesmos. Exemplo: Modelo de entidade relacionamento</text:span></text:p>
      <text:p text:style-name="Standard"><text:span text:style-name="T13">Modelo lógico (intermediário)</text:span></text:p>
      <text:p text:style-name="Standard"><text:span text:style-name="T4">Modelo de dados de representação que fornece conceitos </text:span></text:p>
      <text:p text:style-name="Standard"><text:span text:style-name="T4">compreensíveis por parte dos usuários, mas que não está distante da maneira como os dados serão </text:span><text:soft-page-break/><text:span text:style-name="T4">armazenados no meio de persistência. Exemplo: Modelo Relacional</text:span></text:p>
      <text:p text:style-name="Standard"><text:span text:style-name="T13">Modelo de baixo nível</text:span></text:p>
      <text:p text:style-name="Standard"><text:span text:style-name="T4">Descreve em detalhes como os dados são armazenados no meio de persistência.</text:span></text:p>
      <text:p text:style-name="Standard"><text:span text:style-name="T4"/></text:p>
      <text:p text:style-name="P25"><text:span text:style-name="T4">Modelo Entidade-Relacionamento</text:span></text:p>
      <text:p text:style-name="P6"><text:span text:style-name="T4">Para a correta construção de um Banco de dados é necessário entender como os dados relacionarão e o seu armazenamento. Para isso entra a questão da modelagem e é ela que estabelece a forma como os dados serão armazenados e a distribuição.</text:span></text:p>
      <text:p text:style-name="P26"><text:span text:style-name="T4">Conceito: Atividade de especificação das estruturas de dados e regras de negocio necessárias para suportar uma área de negócios. Representa um conjunto de requerimentos de informações de negocio.</text:span></text:p>
      <text:list xml:id="list2296242069" text:style-name="L1">
        <text:list-item>
          <text:p text:style-name="P27"><text:span text:style-name="T12">É um projeto de alto nível de abstração.</text:span></text:p>
        </text:list-item>
        <text:list-item>
          <text:p text:style-name="P27"><text:span text:style-name="T12">Linguagem mais próxima do usuário final</text:span></text:p>
        </text:list-item>
        <text:list-item>
          <text:p text:style-name="P27"><text:span text:style-name="T12">não se preocupa em representar exatamente como os dados serão armazenados.</text:span></text:p>
        </text:list-item>
        <text:list-item>
          <text:p text:style-name="P27"><text:span text:style-name="T12">É independente de SGBD específico.</text:span></text:p>
        </text:list-item>
        <text:list-item>
          <text:p text:style-name="P27"><text:span text:style-name="T12"><text:s/>Modelo conceitual</text:span></text:p>
        </text:list-item>
        <text:list-item>
          <text:p text:style-name="P28"><text:span text:style-name="T11">Utiliza-se uma notação baseada em diagramas.</text:span></text:p>
        </text:list-item>
      </text:list>
      <text:p text:style-name="P29"><text:span text:style-name="T11"/></text:p>
      <text:p text:style-name="P29"><text:span text:style-name="T11">Elementos do diagrama de Entidade relacionamento</text:span></text:p>
      <text:list xml:id="list2845701281" text:style-name="L2">
        <text:list-item>
          <text:p text:style-name="P30"><text:span text:style-name="T11">Entidade.</text:span></text:p>
        </text:list-item>
        <text:list-item>
          <text:p text:style-name="P30"><text:span text:style-name="T11">Atributo.</text:span></text:p>
        </text:list-item>
        <text:list-item>
          <text:p text:style-name="P30"><text:soft-page-break/><text:span text:style-name="T11">Chave.</text:span></text:p>
        </text:list-item>
        <text:list-item>
          <text:p text:style-name="P30"><text:span text:style-name="T11">Relacionamento.</text:span></text:p>
        </text:list-item>
        <text:list-item>
          <text:p text:style-name="P30"><text:span text:style-name="T11">Cardinalidade.</text:span></text:p>
        </text:list-item>
      </text:list>
      <text:p text:style-name="P7"><text:span text:style-name="T4"/></text:p>
      <text:p text:style-name="P8"><text:span text:style-name="T4">Entidade.</text:span></text:p>
      <text:p text:style-name="P8"><text:span text:style-name="T4">No MER a entidade é representada por um retângulo, ela pode ser fraca ou forte.</text:span></text:p>
      <text:p text:style-name="P7"><text:span text:style-name="T4"/></text:p>
      <text:p text:style-name="P8"><text:span text:style-name="T4">Atributo.</text:span></text:p>
      <text:p text:style-name="P8"><text:span text:style-name="T4">São as propriedades das entidades. São representados por elipse, eles podem ser simples ou compostos.</text:span></text:p>
      <text:p text:style-name="P8"><text:span text:style-name="T4"/></text:p>
      <text:p text:style-name="P31"><text:span text:style-name="T4">Modelo Relacional <text:s text:c="2"/></text:span><text:span text:style-name="T6">17/09/2020</text:span></text:p>
      <text:p text:style-name="P9"><text:span text:style-name="T4">Proposto por Edgar Codd (IBM RESEARCH) em 1970 como uma nova maneira de representação de dados.</text:span></text:p>
      <text:p text:style-name="P9"><text:span text:style-name="T4">O modelo usa o conceito de uma relação matemática(algo como uma tabela de valores) como seu bloco de construção básico.</text:span></text:p>
      <text:p text:style-name="P9"><text:span text:style-name="T4">Codd mostrou que uma visão relacional dos dados permite a sua descrição em uma maneira natural.</text:span></text:p>
      <text:p text:style-name="P9"><text:span text:style-name="T4"/></text:p>
      <text:p text:style-name="P2"><text:span text:style-name="T4">Vantagem do modelo relacional.</text:span></text:p>
      <text:list xml:id="list4264002996" text:style-name="L3">
        <text:list-item>
          <text:p text:style-name="P10"><text:span text:style-name="T4">Representação mais simples dos dados.</text:span></text:p>
        </text:list-item>
        <text:list-item>
          <text:p text:style-name="P10"><text:span text:style-name="T4">Facilidade de expressão de consultas complexas.</text:span></text:p>
        </text:list-item>
      </text:list>
      <text:p text:style-name="P9"><text:soft-page-break/><text:span text:style-name="T4">Este modelo vai representar o banco como um conjunto de relações.</text:span></text:p>
      <text:p text:style-name="P11"><text:span text:style-name="T4">No modelo relacional uma linha na tabela representa uma entidade (fazendo associal ao modelo de entidade relacionamento)</text:span></text:p>
      <text:p text:style-name="P11"><text:span text:style-name="T4"/></text:p>
      <text:p text:style-name="P32"><text:span text:style-name="T4">Observação: No mundo relacional <text:s/>chamamos a relação de tabela de valores, mas essa nome</text:span><text:span text:style-name="T5">n</text:span><text:span text:style-name="T4">clatura </text:span><text:span text:style-name="T5">é apenas no âmbito informal. A tabela representa uma RELAÇÃO.</text:span></text:p>
      <text:p text:style-name="P3"><text:span text:style-name="T5"/></text:p>
      <text:p text:style-name="P3"><text:span text:style-name="T5">T</text:span><text:span text:style-name="T4">erminologia formal.</text:span></text:p>
      <text:p text:style-name="P12"><text:span text:style-name="T4">Na terminologia forma do modelo relacional, uma linha é chamada de </text:span><text:span text:style-name="T3">TUPLA </text:span><text:span text:style-name="T4">, um cabeçalho de uma coluna é conhecido como </text:span><text:span text:style-name="T3">ATRIBUTO, <text:s/></text:span><text:span text:style-name="T4">e a tabela é chamada de </text:span><text:span text:style-name="T3">RELAÇÃO.</text:span></text:p>
      <text:p text:style-name="P12"><text:span text:style-name="T4">O domínio é a definição dos valores que um atributo pode possuir.</text:span></text:p>
      <text:p text:style-name="P12"><text:span text:style-name="T4"/></text:p>
      <text:p text:style-name="P12"><text:span text:style-name="T4">Relação → tabela</text:span></text:p>
      <text:p text:style-name="P12"><text:span text:style-name="T4">atributo → <text:s/>coluna</text:span></text:p>
      <text:p text:style-name="P12"><text:span text:style-name="T4">tupla → linha</text:span></text:p>
      <text:p text:style-name="P12"><text:span text:style-name="T4">domínio → tipo de dado.</text:span></text:p>
      <text:p text:style-name="P13"><text:span text:style-name="T4">No modelo relacional não existe o conceito de atributo multi valorado, eles são sempre atômicos.</text:span></text:p>
      <text:p text:style-name="P1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oft-page-break/><text:span text:style-name="T4">Esquema de relação.</text:span></text:p>
      <text:p text:style-name="P13"><text:span text:style-name="T4">É uma forma de representar uma relação de forma simplificada onde eu atribuo um nome para a relação e listo todos os seus atributos.</text:span></text:p>
      <text:p text:style-name="P13"><text:span text:style-name="T4"/></text:p>
      <text:p text:style-name="P4"><text:span text:style-name="T4">Restrição de chave</text:span></text:p>
      <text:p text:style-name="P14"><text:span text:style-name="T4">Em uma mesma relação, suas tuplas são distintas entre si.</text:span></text:p>
      <text:p text:style-name="P4"><text:span text:style-name="T4">Chave</text:span></text:p>
      <text:p text:style-name="P14"><text:span text:style-name="T4">É uma super-chave de R sem atributos redundantes.</text:span></text:p>
      <text:p text:style-name="P14"><text:span text:style-name="T4">Conjunto de atributos mínimos capas de garantir a unicidade.</text:span></text:p>
      <text:p text:style-name="P4"><text:span text:style-name="T4">Chave primária,chave candidata e chave única.</text:span></text:p>
      <text:p text:style-name="P14"><text:span text:style-name="T4">Um esquema R pode ter mais de uma chave. Cada uma desses chaves é denominada de chave candidata.</text:span></text:p>
      <text:p text:style-name="P15"><text:span text:style-name="T3">Chave primaria</text:span><text:span text:style-name="T4">: definida a partir da escolha de uma chave candidata.</text:span></text:p>
      <text:p text:style-name="P15"><text:span text:style-name="T4">Cada uma das demais chaves candidatas é chamada </text:span><text:span text:style-name="T3">chave única.</text:span></text:p>
      <text:p text:style-name="P15"><text:span text:style-name="T3"/></text:p>
      <text:p text:style-name="P15"><text:span text:style-name="T3">Restrição de integridade de entidade e integridade referencial</text:span></text:p>
      <text:p text:style-name="P15"><text:span text:style-name="T3"/></text:p>
      <text:p text:style-name="P15"><text:span text:style-name="T3">Restrição de integridade de entidades</text:span></text:p>
      <text:p text:style-name="P15"><text:span text:style-name="T4">O valor de uma chave primaria não pode ser NULL.</text:span></text:p>
      <text:p text:style-name="P15"><text:span text:style-name="T4"/></text:p>
      <text:p text:style-name="P15"><text:span text:style-name="T4"/></text:p>
      <text:p text:style-name="P5"><text:soft-page-break/><text:span text:style-name="T4">Restrição de integridade referencial</text:span></text:p>
      <text:p text:style-name="P16"><text:span text:style-name="T4">É especificada entre duas relações e usada para manter a consistência entre suas tuplas.</text:span></text:p>
      <text:p text:style-name="P16"><text:span text:style-name="T4">Exemplo: Uma tupla de uma relação A que faz referencia a uma relação B deve fazer a referencia a uma tupla existe na relação B.</text:span></text:p>
      <text:p text:style-name="P16"><text:span text:style-name="T4"/></text:p>
      <text:p text:style-name="P33"><text:span text:style-name="T4">Em outras palavras eu não posso ter em uma tabela <text:s/>A uma linha que faz referencia a outra linha em outra tabela B sem que essa linha na tabela B exista.</text:span></text:p>
      <text:p text:style-name="P33"><text:span text:style-name="T4"/></text:p>
      <text:p text:style-name="P19"><text:span text:style-name="T4">Chave estrangeira</text:span></text:p>
      <text:p text:style-name="P17"><text:span text:style-name="T4">É uma tupla que faz referencia a uma outra relação.</text:span></text:p>
      <text:p text:style-name="P17"><text:span text:style-name="T4"/></text:p>
      <text:p text:style-name="P20"><text:span text:style-name="T4">Operações de atualização</text:span></text:p>
      <text:p text:style-name="P20"><text:span text:style-name="T7"><text:s/>Há três tipos de operações básicas de atualização</text:span></text:p>
      <text:p text:style-name="P18"><text:span text:style-name="T4"><text:s/>INSERT</text:span></text:p>
      <text:p text:style-name="P18"><text:span text:style-name="T4"><text:s/>DELETE</text:span></text:p>
      <text:p text:style-name="P18"><text:span text:style-name="T4"><text:s/>UPDAT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pt" fo:country="BR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pt" fo:country="BR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ão Marcos dos Santos Pires</meta:initial-creator>
    <meta:editing-cycles>3</meta:editing-cycles>
    <meta:creation-date>2020-08-23T15:37:00</meta:creation-date>
    <dc:date>2020-09-26T12:51:48.981568582</dc:date>
    <meta:editing-duration>PT9H30M1S</meta:editing-duration>
    <meta:generator>LibreOffice/6.0.7.3$Linux_X86_64 LibreOffice_project/00m0$Build-3</meta:generator>
    <meta:document-statistic meta:table-count="0" meta:image-count="0" meta:object-count="0" meta:page-count="9" meta:paragraph-count="124" meta:word-count="1179" meta:character-count="7395" meta:non-whitespace-character-count="6339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